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16pt"/>
    </style:style>
    <style:style style:name="co2" style:family="table-column">
      <style:table-column-properties fo:break-before="auto" style:column-width="34.7pt"/>
    </style:style>
    <style:style style:name="co3" style:family="table-column">
      <style:table-column-properties fo:break-before="auto" style:column-width="26.19pt"/>
    </style:style>
    <style:style style:name="co4" style:family="table-column">
      <style:table-column-properties fo:break-before="auto" style:column-width="27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>
      <style:text-properties style:text-position=""/>
    </style:style>
    <style:style style:name="ce2" style:family="table-cell" style:parent-style-name="Default" style:data-style-name="N122"/>
  </office:automatic-styles>
  <office:body>
    <office:spreadsheet>
      <table:calculation-settings table:automatic-find-labels="false"/>
      <table:table table:name="A0-Stay" table:style-name="ta1">
        <table:table-column table:style-name="co1" table:number-columns-repeated="20" table:default-cell-style-name="ce1"/>
        <table:table-column table:style-name="co2" table:number-columns-repeated="1004" table:default-cell-style-name="Default"/>
        <table:table-row table:style-name="ro1">
          <table:table-cell office:value-type="float" office:value="1" calcext:value-type="float">
            <text:p>1.0</text:p>
          </table:table-cell>
          <table:table-cell table:number-columns-repeated="19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number-columns-repeated="18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number-columns-repeated="17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3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number-columns-repeated="16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4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number-columns-repeated="15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5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number-columns-repeated="14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6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number-columns-repeated="13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7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number-columns-repeated="12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8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number-columns-repeated="11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9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number-columns-repeated="10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0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number-columns-repeated="9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1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number-columns-repeated="8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2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number-columns-repeated="7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3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number-columns-repeated="6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4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number-columns-repeated="5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5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number-columns-repeated="4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6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number-columns-repeated="3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7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8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9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style-name="ce1"/>
          <table:table-cell table:number-columns-repeated="1003"/>
        </table:table-row>
      </table:table>
      <table:table table:name="A1-Left" table:style-name="ta1">
        <table:table-column table:style-name="co3" table:number-columns-repeated="20" table:default-cell-style-name="ce2"/>
        <table:table-column table:style-name="co3" table:number-columns-repeated="1004" table:default-cell-style-name="Default"/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18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18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17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16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15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3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14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4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13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5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12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6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11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7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10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8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9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9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8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0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7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1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2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3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4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5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6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7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1004"/>
        </table:table-row>
      </table:table>
      <table:table table:name="A1-Right" table:style-name="ta1">
        <table:table-column table:style-name="co3" table:number-columns-repeated="20" table:default-cell-style-name="ce1"/>
        <table:table-column table:style-name="co3" table:number-columns-repeated="1004" table:default-cell-style-name="Default"/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17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16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15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3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14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4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13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5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12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6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11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7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10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8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9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9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8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0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7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1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2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3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4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5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6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7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table:number-columns-repeated="18" office:value-type="float" office:value="0" calcext:value-type="float">
            <text:p>0.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1004"/>
        </table:table-row>
        <table:table-row table:style-name="ro1">
          <table:table-cell table:number-columns-repeated="18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1004"/>
        </table:table-row>
      </table:table>
      <table:table table:name="Rewards" table:style-name="ta1">
        <table:table-column table:style-name="co4" table:number-columns-repeated="20" table:default-cell-style-name="ce2"/>
        <table:table-column table:style-name="co4" table:number-columns-repeated="1004" table:default-cell-style-name="Default"/>
        <table:table-row table:style-name="ro1">
          <table:table-cell table:number-columns-repeated="3" office:value-type="float" office:value="0.1" calcext:value-type="float">
            <text:p>0.1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0" calcext:value-type="float">
            <text:p>0.0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0" calcext:value-type="float">
            <text:p>0.0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0" calcext:value-type="float">
            <text:p>0.0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0" calcext:value-type="float">
            <text:p>0.0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0" calcext:value-type="float">
            <text:p>0.0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0" calcext:value-type="float">
            <text:p>0.0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0" calcext:value-type="float">
            <text:p>0.0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0" calcext:value-type="float">
            <text:p>0.0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0" calcext:value-type="float">
            <text:p>0.0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0" calcext:value-type="float">
            <text:p>0.0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0" calcext:value-type="float">
            <text:p>0.0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0" calcext:value-type="float">
            <text:p>0.0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0" calcext:value-type="float">
            <text:p>0.0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0" calcext:value-type="float">
            <text:p>0.0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0" calcext:value-type="float">
            <text:p>0.0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0" calcext:value-type="float">
            <text:p>0.0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0" calcext:value-type="float">
            <text:p>0.0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0" calcext:value-type="float">
            <text:p>0.0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0.2" calcext:value-type="float">
            <text:p>0.2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00/00/0000</text:date>, <text:time style:data-style-name="N2" text:time-value="17:57:27.2478766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6:31:54.280076602</meta:creation-date>
    <dc:date>2018-04-13T17:59:42.788473635</dc:date>
    <meta:editing-duration>PT1H27M8S</meta:editing-duration>
    <meta:editing-cycles>23</meta:editing-cycles>
    <meta:generator>LibreOffice/5.1.6.2$Linux_X86_64 LibreOffice_project/10m0$Build-2</meta:generator>
    <meta:document-statistic meta:table-count="4" meta:cell-count="1260" meta:object-count="0"/>
  </office:meta>
</office:document-meta>
</file>